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5: Расширенные возможности и настройка</text:h>
      <text:h text:style-name="P14" text:outline-level="4">5.1 Создание пользовательских функций и API</text:h>
      <text:p text:style-name="P1"><text:span text:style-name="Strong_20_Emphasis">Разработка пользовательских функций и хуков:</text:span></text:p>
      <text:list xml:id="list3365614598553669592" text:style-name="L1">
        <text:list-item>
          <text:p text:style-name="P8">Использование хуков и фильтров WordPress для добавления пользовательской функциональности</text:p>
        </text:list-item>
        <text:list-item>
          <text:p text:style-name="P2">Создание собственных хуков для расширения возможностей платформы</text:p>
        </text:list-item>
      </text:list>
      <text:p text:style-name="P1"><text:span text:style-name="Strong_20_Emphasis">Использование REST API для взаимодействия с сайтом:</text:span></text:p>
      <text:list xml:id="list970661766223134565" text:style-name="L2">
        <text:list-item>
          <text:p text:style-name="P9">Обзор REST API WordPress и WooCommerce</text:p>
        </text:list-item>
        <text:list-item>
          <text:p text:style-name="P9">Разработка кастомных конечных точек для доступа к данным магазина через API</text:p>
        </text:list-item>
        <text:list-item>
          <text:p text:style-name="P3">Аутентификация и обработка запросов на основе REST API</text:p>
        </text:list-item>
      </text:list>
      <text:h text:style-name="P14" text:outline-level="4">5.2 Мультиязычность и мультивалютность</text:h>
      <text:p text:style-name="P1"><text:span text:style-name="Strong_20_Emphasis">Настройка мультиязычных сайтов с WooCommerce:</text:span></text:p>
      <text:list xml:id="list8590147472824297244" text:style-name="L3">
        <text:list-item>
          <text:p text:style-name="P10">Использование плагинов для создания мультиязычных интерфейсов (например, WPML, Polylang)</text:p>
        </text:list-item>
        <text:list-item>
          <text:p text:style-name="P4">Конфигурация и управление переводами контента</text:p>
        </text:list-item>
      </text:list>
      <text:p text:style-name="P1"><text:span text:style-name="Strong_20_Emphasis">Поддержка мультивалютных операций:</text:span></text:p>
      <text:list xml:id="list4528006245415833483" text:style-name="L4">
        <text:list-item>
          <text:p text:style-name="P11">Интеграция плагинов для поддержки различных валют и конвертации цен</text:p>
        </text:list-item>
        <text:list-item>
          <text:p text:style-name="P5">Настройка отображения цен в различных валютах для пользователей</text:p>
        </text:list-item>
      </text:list>
      <text:h text:style-name="P14" text:outline-level="4">5.3 Дополнительные возможности и настройки</text:h>
      <text:p text:style-name="P1"><text:span text:style-name="Strong_20_Emphasis">Кастомизация административного интерфейса:</text:span></text:p>
      <text:list xml:id="list3370636611764041491" text:style-name="L5">
        <text:list-item>
          <text:p text:style-name="P12">Создание кастомных страниц администратора для управления определенными аспектами магазина</text:p>
        </text:list-item>
        <text:list-item>
          <text:p text:style-name="P6">Изменение стандартных интерфейсов для удобства работы администратора</text:p>
        </text:list-item>
      </text:list>
      <text:p text:style-name="P1"><text:span text:style-name="Strong_20_Emphasis">Реализация подписки и уведомлений:</text:span></text:p>
      <text:list xml:id="list210288225469677590" text:style-name="L6">
        <text:list-item>
          <text:p text:style-name="P13">Интеграция системы уведомлений для клиентов (например, уведомления о статусе заказа, рассылка новостей и пр.)</text:p>
        </text:list-item>
        <text:list-item>
          <text:p text:style-name="P7">Создание и настройка подписочной системы для пользователей</text:p>
        </text:list-item>
      </text:list>
      <text:p text:style-name="P1">Эти возможности и настройки позволят разработчику расширить функциональность магазина, сделать его более доступным для международных пользователей и создать удобную административную панель для управления различными аспектами магазина. Дополнительно можно изучить интеграцию с другими сервисами, разработку дополнительных плагинов и расширений для реализации специфических требований проек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27:59.02</dc:date>
    <meta:document-statistic meta:table-count="0" meta:image-count="0" meta:object-count="0" meta:page-count="1" meta:paragraph-count="24" meta:word-count="213" meta:character-count="1728"/>
    <dc:creator>Dima Wide</dc:creator>
    <meta:user-defined meta:name="Info 1"/>
    <meta:user-defined meta:name="Info 2"/>
    <meta:user-defined meta:name="Info 3"/>
    <meta:user-defined meta:name="Info 4"/>
  </office:meta>
</office:document-meta>
</file>